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right" draw:textarea-vertical-align="bottom" fo:min-height="0.485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1.073cm" svg:y1="15.07cm" svg:x2="11.272cm" svg:y2="15.269cm">
                <text:p/>
              </draw:line>
              <draw:line draw:style-name="gr1" draw:text-style-name="P1" draw:layer="layout" svg:x1="11.071cm" svg:y1="15.268cm" svg:x2="11.274cm" svg:y2="15.071cm">
                <text:p/>
              </draw:line>
            </draw:g>
            <draw:frame draw:style-name="gr2" draw:text-style-name="P3" draw:layer="layout" svg:width="0.944cm" svg:height="0.735cm" svg:x="10.691cm" svg:y="14.403cm">
              <draw:text-box draw:corner-radius="0.145cm">
                <text:p text:style-name="P2"><text:span text:style-name="T1">M </text:span></text:p>
              </draw:text-box>
            </draw:frame>
            <draw:g>
              <draw:line draw:style-name="gr1" draw:text-style-name="P1" draw:layer="layout" svg:x1="9.674cm" svg:y1="15.075cm" svg:x2="9.873cm" svg:y2="15.274cm">
                <text:p/>
              </draw:line>
              <draw:line draw:style-name="gr1" draw:text-style-name="P1" draw:layer="layout" svg:x1="9.672cm" svg:y1="15.273cm" svg:x2="9.875cm" svg:y2="15.076cm">
                <text:p/>
              </draw:line>
            </draw:g>
            <draw:frame draw:style-name="gr2" draw:text-style-name="P3" draw:layer="layout" svg:width="0.944cm" svg:height="0.735cm" svg:x="9.292cm" svg:y="14.407cm">
              <draw:text-box draw:corner-radius="0.145cm">
                <text:p text:style-name="P2"><text:span text:style-name="T1">A </text:span></text:p>
              </draw:text-box>
            </draw:frame>
          </draw:g>
          <draw:line draw:style-name="gr3" draw:text-style-name="P4" draw:layer="layout" svg:x1="9.775cm" svg:y1="15.177cm" svg:x2="11.16cm" svg:y2="15.17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1:27:31.732460316</meta:creation-date>
    <dc:date>2018-02-09T11:27:53.167429642</dc:date>
    <meta:editing-duration>PT21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